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Tabela1" style:family="table">
      <style:table-properties style:width="16.824cm" fo:margin-top="0cm" fo:margin-bottom="0cm" table:align="margins" fo:background-color="transparent" style:shadow="#808080 0.176cm 0.176cm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3.948cm" style:rel-column-width="15380*"/>
    </style:style>
    <style:style style:name="Tabela1.B" style:family="table-column">
      <style:table-column-properties style:column-width="12.876cm" style:rel-column-width="50155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b4c7dc" fo:padding="0.097cm" fo:border-left="0.5pt solid #000000" fo:border-right="none" fo:border-top="0.5pt solid #000000" fo:border-bottom="0.5pt solid #3465a4" style:writing-mode="page">
        <style:background-image/>
      </style:table-cell-properties>
    </style:style>
    <style:style style:name="Tabela1.B1" style:family="table-cell">
      <style:table-cell-properties fo:background-color="#b4c7dc" fo:padding="0.097cm" fo:border-left="0.5pt solid #3465a4" fo:border-right="0.5pt solid #000000" fo:border-top="0.5pt solid #000000" fo:border-bottom="0.5pt solid #3465a4" style:writing-mode="page">
        <style:background-image/>
      </style:table-cell-properties>
    </style:style>
    <style:style style:name="Tabela1.A2" style:family="table-cell">
      <style:table-cell-properties fo:background-color="#b4c7dc" fo:padding="0.097cm" fo:border-left="0.5pt solid #000000" fo:border-right="none" fo:border-top="none" fo:border-bottom="0.5pt solid #3465a4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3465a4" fo:border-right="0.5pt solid #000000" fo:border-top="none" fo:border-bottom="0.5pt solid #3465a4" style:writing-mode="page">
        <style:background-image/>
      </style:table-cell-properties>
    </style:style>
    <style:style style:name="Tabela1.7" style:family="table-row">
      <style:table-row-properties fo:background-color="transparent" fo:keep-together="auto">
        <style:background-image/>
      </style:table-row-properties>
    </style:style>
    <style:style style:name="Tabela1.A1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12" style:family="table-cell">
      <style:table-cell-properties fo:background-color="transparent" fo:padding="0.097cm" fo:border-left="0.5pt solid #3465a4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officeooo:rsid="001792be" officeooo:paragraph-rsid="001792be"/>
    </style:style>
    <style:style style:name="P2" style:family="paragraph" style:parent-style-name="Standard">
      <style:paragraph-properties fo:text-align="end" style:justify-single-word="false"/>
      <style:text-properties style:font-name="Verdana" fo:font-weight="bold" officeooo:rsid="001792be" officeooo:paragraph-rsid="0018a57b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2a6099" loext:opacity="100%" style:font-name="Verdana" fo:font-weight="bold" officeooo:rsid="001792be" officeooo:paragraph-rsid="0018a57b" fo:background-color="#b4c7dc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19c05" officeooo:paragraph-rsid="00219c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18a57b" officeooo:paragraph-rsid="0018a5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9pt" fo:font-style="normal" fo:text-shadow="none" style:text-underline-style="none" fo:font-weight="normal" officeooo:rsid="001c168b" officeooo:paragraph-rsid="001c16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9pt" fo:font-style="normal" fo:text-shadow="none" style:text-underline-style="none" fo:font-weight="normal" officeooo:rsid="00219c05" officeooo:paragraph-rsid="00219c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1792be" officeooo:paragraph-rsid="001792b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9pt" fo:font-style="normal" fo:text-shadow="none" style:text-underline-style="none" fo:font-weight="bold" officeooo:rsid="001792be" officeooo:paragraph-rsid="001792b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9pt" fo:font-style="normal" fo:text-shadow="none" style:text-underline-style="none" fo:font-weight="bold" officeooo:rsid="00218a25" officeooo:paragraph-rsid="00218a2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9pt" fo:font-style="normal" fo:text-shadow="none" style:text-underline-style="none" fo:font-weight="bold" officeooo:rsid="0023145e" officeooo:paragraph-rsid="0023145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245c7c" officeooo:paragraph-rsid="00219c05" fo:background-color="#ffff0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4ba52" officeooo:paragraph-rsid="0024ba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19c05" officeooo:paragraph-rsid="00219c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24ba52" officeooo:paragraph-rsid="0024ba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officeooo:paragraph-rsid="0024ba52"/>
    </style:style>
    <style:style style:name="T1" style:family="text">
      <style:text-properties officeooo:rsid="00219c05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officeooo:rsid="001e738a" style:font-weight-asian="bold" style:font-weight-complex="bold"/>
    </style:style>
    <style:style style:name="T4" style:family="text">
      <style:text-properties officeooo:rsid="002427bf"/>
    </style:style>
    <style:style style:name="T5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219c0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19c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4ba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Verdana" fo:font-size="10.5pt" fo:font-style="normal" fo:text-shadow="none" style:text-underline-style="solid" style:text-underline-width="auto" style:text-underline-color="font-color" fo:font-weight="normal" officeooo:rsid="001e738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Verdana" fo:font-size="10.5pt" fo:font-style="normal" fo:text-shadow="none" style:text-underline-style="solid" style:text-underline-width="auto" style:text-underline-color="font-color" fo:font-weight="normal" officeooo:rsid="002021a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0" style:family="text">
      <style:text-properties officeooo:rsid="0024ba52"/>
    </style:style>
    <style:style style:name="T11" style:family="text">
      <style:text-properties style:text-underline-style="solid" style:text-underline-width="auto" style:text-underline-color="font-color" officeooo:rsid="0024b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ORT BŁĘDU</text:p>
      <text:p text:style-name="P2"/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TYTUŁ RAPORTU</text:p>
          </table:table-cell>
          <table:table-cell table:style-name="Tabela1.B1" office:value-type="string">
            <text:p text:style-name="P16">NIE WYŚWIETLAJĄ SIĘ ZDJĘCIA</text:p>
          </table:table-cell>
        </table:table-row>
        <table:table-row table:style-name="Tabela1.1">
          <table:table-cell table:style-name="Tabela1.A2" office:value-type="string">
            <text:p text:style-name="P12">ZGŁASZAJĄCY</text:p>
          </table:table-cell>
          <table:table-cell table:style-name="Tabela1.B2" office:value-type="string">
            <text:p text:style-name="P7">MA</text:p>
          </table:table-cell>
        </table:table-row>
        <table:table-row table:style-name="Tabela1.1">
          <table:table-cell table:style-name="Tabela1.A2" office:value-type="string">
            <text:p text:style-name="P10">DATA</text:p>
          </table:table-cell>
          <table:table-cell table:style-name="Tabela1.B2" office:value-type="string">
            <text:p text:style-name="P7">01.02.20<text:span text:style-name="T1">23</text:span></text:p>
          </table:table-cell>
        </table:table-row>
        <table:table-row table:style-name="Tabela1.1">
          <table:table-cell table:style-name="Tabela1.A2" office:value-type="string">
            <text:p text:style-name="P10">PRIORYTET</text:p>
          </table:table-cell>
          <table:table-cell table:style-name="Tabela1.B2" office:value-type="string">
            <text:p text:style-name="P13">ŚREDNI</text:p>
          </table:table-cell>
        </table:table-row>
        <table:table-row table:style-name="Tabela1.1">
          <table:table-cell table:style-name="Tabela1.A2" office:value-type="string">
            <text:p text:style-name="P10">TYP BŁĘDU</text:p>
          </table:table-cell>
          <table:table-cell table:style-name="Tabela1.B2" office:value-type="string">
            <text:p text:style-name="P8">BŁĄD <text:span text:style-name="T10">404</text:span></text:p>
          </table:table-cell>
        </table:table-row>
        <table:table-row table:style-name="Tabela1.1">
          <table:table-cell table:style-name="Tabela1.A2" office:value-type="string">
            <text:p text:style-name="P10">ŚRODOWISKO</text:p>
          </table:table-cell>
          <table:table-cell table:style-name="Tabela1.B2" office:value-type="string">
            <text:p text:style-name="P8">Windows 10, <text:span text:style-name="T2">Firefox 110.0.1, potwierdzone na Microsoft Edge 110.0.1587.41</text:span></text:p>
          </table:table-cell>
        </table:table-row>
        <table:table-row table:style-name="Tabela1.7">
          <table:table-cell table:style-name="Tabela1.A2" office:value-type="string">
            <text:p text:style-name="P10">REPRODUKCJA BŁĘDU</text:p>
          </table:table-cell>
          <table:table-cell table:style-name="Tabela1.B2" office:value-type="string">
            <text:p text:style-name="P17"><text:span text:style-name="T5"><text:s/>1.</text:span><text:span text:style-name="T6"> Otwarcie </text:span><text:span text:style-name="T7">dowolnego artykułu na stronie </text:span><text:span text:style-name="T8">https://s</text:span><text:a xlink:type="simple" xlink:href="https://cms.g/" text:style-name="Internet_20_link" text:visited-style-name="Visited_20_Internet_20_Link">[…</text:a><text:span text:style-name="T9">].pl/ </text:span><text:span text:style-name="T7">opublikowanego w ciągu ostatniej godziny</text:span></text:p>
            <text:p text:style-name="P4"><text:span text:style-name="T3"><text:s/></text:span></text:p>
          </table:table-cell>
        </table:table-row>
        <table:table-row table:style-name="Tabela1.7">
          <table:table-cell table:style-name="Tabela1.A2" office:value-type="string">
            <text:p text:style-name="P10">REZULTAT OCZEKIWANY</text:p>
          </table:table-cell>
          <table:table-cell table:style-name="Tabela1.B2" office:value-type="string">
            <text:p text:style-name="P14"><text:s/>Poprawnie wyświetlony artykuł z widocznym zdjęciem głównym.</text:p>
          </table:table-cell>
        </table:table-row>
        <table:table-row table:style-name="Tabela1.7">
          <table:table-cell table:style-name="Tabela1.A2" office:value-type="string">
            <text:p text:style-name="P10">REZULTAT OTRZYMANY</text:p>
          </table:table-cell>
          <table:table-cell table:style-name="Tabela1.B2" office:value-type="string">
            <text:p text:style-name="P4"><text:s/><text:span text:style-name="T10">Zdjęcie nie wyświetla się</text:span>.</text:p>
          </table:table-cell>
        </table:table-row>
        <table:table-row table:style-name="Tabela1.7">
          <table:table-cell table:style-name="Tabela1.A2" office:value-type="string">
            <text:p text:style-name="P10">KOMUNIKAT</text:p>
          </table:table-cell>
          <table:table-cell table:style-name="Tabela1.B2" office:value-type="string">
            <text:p text:style-name="P5"><text:s/><text:span text:style-name="T1">Brak.</text:span></text:p>
          </table:table-cell>
        </table:table-row>
        <table:table-row table:style-name="Tabela1.7">
          <table:table-cell table:style-name="Tabela1.A2" office:value-type="string">
            <text:p text:style-name="P10">ZAŁĄCZNIKI</text:p>
          </table:table-cell>
          <table:table-cell table:style-name="Tabela1.B2" office:value-type="string">
            <text:p text:style-name="P6">CMS_BLAD_SCREEN<text:span text:style-name="T4">00</text:span><text:span text:style-name="T10">2</text:span>.jpg</text:p>
          </table:table-cell>
        </table:table-row>
        <table:table-row table:style-name="Tabela1.7">
          <table:table-cell table:style-name="Tabela1.A12" office:value-type="string">
            <text:p text:style-name="P11">UWAGI</text:p>
          </table:table-cell>
          <table:table-cell table:style-name="Tabela1.B12" office:value-type="string">
            <text:p text:style-name="P4"><text:s/><text:span text:style-name="T10">Ścieżka do poprawnie wyświetlonych zdjęć ma strukturę </text:span><text:span text:style-name="T11">https://cdn.galleries.[...].net/t/galleries/plik-994x828.webp</text:span><text:span text:style-name="T10">. W ostatnio opublikowanych artykułach w URL pomijany jest katalog „t”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8:50:36.246000000</meta:creation-date>
    <dc:date>2023-03-11T21:50:40.410000000</dc:date>
    <meta:editing-duration>PT1H19M22S</meta:editing-duration>
    <meta:editing-cycles>14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6" meta:word-count="80" meta:character-count="675" meta:non-whitespace-character-count="614"/>
  </office:meta>
</office:document-meta>
</file>